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size="23pt" fo:font-weight="bold" style:font-size-asian="23pt" style:font-weight-asian="bold" style:font-size-complex="23pt" style:font-weight-complex="bold"/>
    </style:style>
    <style:style style:name="P3" style:family="paragraph" style:parent-style-name="Standard">
      <style:paragraph-properties fo:margin-left="0.25in" fo:margin-right="0in" fo:line-height="115%" fo:text-indent="0in" style:auto-text-indent="false" fo:break-before="auto" fo:break-after="auto" style:writing-mode="lr-tb"/>
    </style:style>
    <style:style style:name="P4" style:family="paragraph" style:parent-style-name="Standard">
      <style:paragraph-properties fo:margin-left="0.5in" fo:margin-right="0in" fo:line-height="115%" fo:text-indent="0in" style:auto-text-indent="false" fo:break-before="auto" fo:break-after="auto" style:writing-mode="lr-tb"/>
    </style:style>
    <style:style style:name="P5" style:family="paragraph" style:parent-style-name="Standard">
      <style:paragraph-properties fo:line-height="115%" style:writing-mode="lr-tb"/>
    </style:style>
    <style:style style:name="P6" style:family="paragraph" style:parent-style-name="Standard">
      <style:paragraph-properties fo:line-height="115%" style:writing-mode="lr-tb"/>
      <style:text-properties officeooo:rsid="001ac08d" officeooo:paragraph-rsid="001ac08d"/>
    </style:style>
    <style:style style:name="P7" style:family="paragraph" style:parent-style-name="Standard">
      <style:paragraph-properties fo:line-height="115%" fo:break-before="auto" fo:break-after="auto" style:writing-mode="lr-tb"/>
    </style:style>
    <style:style style:name="P8" style:family="paragraph" style:parent-style-name="Text_20_body">
      <style:text-properties officeooo:rsid="001aa616" officeooo:paragraph-rsid="001aa616"/>
    </style:style>
    <style:style style:name="P9" style:family="paragraph" style:parent-style-name="Text_20_body">
      <style:text-properties officeooo:paragraph-rsid="001aa616"/>
    </style:style>
    <style:style style:name="P10" style:family="paragraph" style:parent-style-name="Heading_20_2">
      <style:paragraph-properties fo:line-height="115%" fo:break-before="auto" fo:break-after="auto" style:writing-mode="lr-tb"/>
    </style:style>
    <style:style style:name="P11" style:family="paragraph" style:parent-style-name="Heading_20_1">
      <style:text-properties officeooo:rsid="001aa616" officeooo:paragraph-rsid="001aa616"/>
    </style:style>
    <style:style style:name="P12" style:family="paragraph" style:parent-style-name="Heading_20_1"/>
    <style:style style:name="P13" style:family="paragraph" style:parent-style-name="Heading_20_1" style:master-page-name="Standard">
      <style:paragraph-properties style:page-number="auto"/>
    </style:style>
    <style:style style:name="T1" style:family="text">
      <style:text-properties fo:color="#1155cc" style:text-underline-style="solid" style:text-underline-width="auto" style:text-underline-color="font-color"/>
    </style:style>
    <style:style style:name="T2" style:family="text">
      <style:text-properties officeooo:rsid="0018fa0e"/>
    </style:style>
    <style:style style:name="T3" style:family="text">
      <style:text-properties officeooo:rsid="001aa6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h.yj7f9zsz80h2"/>Functional</text:p>
      <text:h text:style-name="P10" text:outline-level="10"><text:bookmark text:name="h.dgclhrugmvaa"/>Features</text:h>
      <text:p text:style-name="P1">The program will be a standalone application that have the features to create certificates <text:span text:style-name="T2">and</text:span> certificate templates. <text:span text:style-name="T2">The program can also </text:span>add course responsible<text:span text:style-name="T2">s</text:span> and participants, send the certificates <text:span text:style-name="T2">via email</text:span> using an SMTP server,<text:span text:style-name="T2"> add new courses and attach material to the courses</text:span>. The material will be uploaded through FTP.</text:p>
      <text:p text:style-name="P1">Generation of certificate templates will use “Drag ‘n’ Drop” functionality to place placeholders.</text:p>
      <text:h text:style-name="P10" text:outline-level="10"><text:bookmark text:name="h.osuc3g7ipuh"/>Security</text:h>
      <text:p text:style-name="P1">The security have low priority since it mainly lies on server side and since it’s only trusted users that can do </text:p>
      <text:p text:style-name="Heading_20_1"><text:bookmark text:name="h.c0rrg3jz3nlr"/>Usability</text:p>
      <text:h text:style-name="P10" text:outline-level="10"><text:bookmark text:name="h.op5zp86cpeck"/>Human Factors</text:h>
      <text:p text:style-name="P1">No flashing colors or rapidly changing color schemes due to the users might have photosensitive epilepsy.</text:p>
      <text:h text:style-name="P10" text:outline-level="10"><text:bookmark text:name="h.mgytownzlp8o"/>Documentation</text:h>
      <text:p text:style-name="P1">Documentation consists of code commenting when the source code is supplied and the use of the program itself is documented with a manual.</text:p>
      <text:p text:style-name="P1">A javadoc is also supplied with the source code.</text:p>
      <text:p text:style-name="P1"/>
      <text:p text:style-name="P1"/>
      <text:h text:style-name="P10" text:outline-level="10"><text:bookmark text:name="h.tfgutfuzp2bv"/>Help</text:h>
      <text:p text:style-name="P1">Error messages should be displayed in common <text:span text:style-name="T2">E</text:span>nglish and not messages like “error: 45”.</text:p>
      <text:p text:style-name="P1"/>
      <text:p text:style-name="P1">If incorrect information is entered the user should be made aware of it (such as “abc” where a number is required”</text:p>
      <text:p text:style-name="P2"/>
      <text:p text:style-name="Heading_20_1"><text:bookmark text:name="h.jey5a6cybqn"/><text:soft-page-break/>Reliability</text:p>
      <text:h text:style-name="P10" text:outline-level="10"><text:bookmark text:name="h.53qrek5p2gqi"/>Frequency of failure</text:h>
      <text:p text:style-name="P1">We expect the rate of failures will be low due to high error handling and few places <text:span text:style-name="T2">where things</text:span> can go wrong. The failures that might take place would be loss of internet connection, missing settings file or permissions.</text:p>
      <text:h text:style-name="P10" text:outline-level="10"><text:bookmark text:name="h.8smt2i7zvy2y"/>Recoverability</text:h>
      <text:p text:style-name="P1">If the settings file is missing it will be created with default values which <text:span text:style-name="T2">can then</text:span> be altered. If the user doesn’t have the appropriate file permissions the user need to contact their computer administrator to get these right<text:span text:style-name="T2">s</text:span>, which should be in the user’s own home.</text:p>
      <text:p text:style-name="P1">If the internet connection is lost a reconnection will solve the problem.</text:p>
      <text:h text:style-name="P10" text:outline-level="10"><text:bookmark text:name="h.mwiu3l1jfkh"/>Predictability</text:h>
      <text:p text:style-name="P1"><text:span text:style-name="T3">I</text:span>t isn’t predictable when the user might or might not have access to the internet.</text:p>
      <text:p text:style-name="P1">Altering the file permissions or deleting the settings file is unpredictable.</text:p>
      <text:p text:style-name="Heading_20_1"><text:bookmark text:name="h.ns3j9i2qc6lq"/>Performance</text:p>
      <text:h text:style-name="P10" text:outline-level="10"><text:bookmark text:name="h.44gecntzrxno"/>Response time</text:h>
      <text:p text:style-name="P1">If the program has to wait for a response from an external source, then there is a timeout when the program has waited for <text:span text:style-name="T3">5</text:span> seconds.</text:p>
      <text:p text:style-name="P1"/>
      <text:p text:style-name="P1"/>
      <text:p text:style-name="P1">Showing new views is instant (as fast as the computer can handle), however if data from an external source should be displayed in the view, then the program waits for the data before displaying the new view. A message is displayed in the meantime.</text:p>
      <text:p text:style-name="P1"/>
      <text:h text:style-name="P10" text:outline-level="10"><text:bookmark text:name="h.oe7765e79zo6"/>Resource usage</text:h>
      <text:p text:style-name="P1">The programs resource usage is of a basic program using javafx running in java virtual machine. The program will not perform any actions if the user is idle.</text:p>
      <text:p text:style-name="P5"/>
      <text:p text:style-name="P11">Implementation</text:p>
      <text:p text:style-name="P8">we are limited to be using java as our programming language and javafx to construct our GUI. </text:p>
      <text:p text:style-name="P8">Hardware needs to have java installed. </text:p>
      <text:p text:style-name="P11"><text:soft-page-break/>Interfaces</text:p>
      <text:p text:style-name="P9"><text:span text:style-name="T3">No external system is going to be used so there is no need for interfacing.</text:span></text:p>
      <text:p text:style-name="Heading_20_1"><text:bookmark text:name="h.bhejy77s6icm"/>Supportability</text:p>
      <text:p text:style-name="P1">Swappable language file is integrated if there is enough time to do <text:span text:style-name="T3">so</text:span>.</text:p>
      <text:p text:style-name="Heading_20_1"><text:bookmark text:name="h.b8x2s7t0q5e8"/>Legal</text:p>
      <text:p text:style-name="P1">The module for using FTP is licensed under the Apache License.</text:p>
      <text:p text:style-name="P5"/>
      <text:p text:style-name="P5"/>
      <text:p text:style-name="P6">Source: using uml and patterns – craig larmann <text:s/>p. 41-4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278in" fo:margin-bottom="0.0835in"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5in" fo:margin-bottom="0.0835in"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222in" fo:margin-bottom="0.0555in"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1945in" fo:margin-bottom="0.0555in"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1665in" fo:margin-bottom="0.0555in"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
    <meta:initial-creator/>
    <meta:editing-cycles>2</meta:editing-cycles>
    <dc:date>2016-05-03T21:04:42.266570487</dc:date>
    <meta:editing-duration>PT2M57S</meta:editing-duration>
    <meta:document-statistic meta:table-count="0" meta:image-count="0" meta:object-count="0" meta:page-count="3" meta:paragraph-count="40" meta:word-count="484" meta:character-count="2892" meta:non-whitespace-character-count="2443"/>
  </office:meta>
</office:document-meta>
</file>